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45fe" officeooo:paragraph-rsid="000945fe"/>
    </style:style>
    <style:style style:name="P2" style:family="paragraph" style:parent-style-name="Standard">
      <style:text-properties officeooo:rsid="000958ff" officeooo:paragraph-rsid="000958ff"/>
    </style:style>
    <style:style style:name="P3" style:family="paragraph" style:parent-style-name="Standard">
      <style:text-properties officeooo:rsid="00097d87" officeooo:paragraph-rsid="00097d87"/>
    </style:style>
    <style:style style:name="P4" style:family="paragraph" style:parent-style-name="Standard">
      <style:text-properties officeooo:rsid="0009f7b4" officeooo:paragraph-rsid="0009f7b4"/>
    </style:style>
    <style:style style:name="P5" style:family="paragraph" style:parent-style-name="Standard">
      <style:text-properties officeooo:rsid="000bea47" officeooo:paragraph-rsid="000bea47"/>
    </style:style>
    <style:style style:name="T1" style:family="text">
      <style:text-properties officeooo:rsid="000bea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text:p>
      <text:p text:style-name="P1">The differences between logical and physical addresses are that logical addresses are the addresses seen from the perspective of the process while physical addresses are the actual addresses located in the actual hardware. The virtual addresses get mapped to physical via page tables.</text:p>
      <text:p text:style-name="P1"/>
      <text:p text:style-name="P1">8.2)</text:p>
      <text:p text:style-name="P2">Advantages:</text:p>
      <text:p text:style-name="P2">- Having a pair of base registers improves throughput but categorizing data vs code hence removing the need to search to determine whether the content is data or code.</text:p>
      <text:p text:style-name="P2">- The data and code can be shared among a variety of users.</text:p>
      <text:p text:style-name="P2"/>
      <text:p text:style-name="P2">Disadvantages:</text:p>
      <text:p text:style-name="P2">- The registers must be maintained such that data or code doesn't reach into/past the other register.</text:p>
      <text:p text:style-name="P2">- <text:s/>Given the registers are read only, they can't be manipulated to adjust for cases like the previously mentioned issue.</text:p>
      <text:p text:style-name="P2"/>
      <text:p text:style-name="P2">8.3)</text:p>
      <text:p text:style-name="P3">Pages are powers of 2 because it makes indexing an address incredibly easy by simply masking the top most bits and shifting them over to use as an index for a page table.</text:p>
      <text:p text:style-name="P3"/>
      <text:p text:style-name="P3">8.4)</text:p>
      <text:p text:style-name="P3">a) 16</text:p>
      <text:p text:style-name="P3">b) 15</text:p>
      <text:p text:style-name="P3"/>
      <text:p text:style-name="P4">8.5)</text:p>
      <text:p text:style-name="P4">The effect of allowing 2 entries in a page table to point to the same page frame in memory means that processes can share pages. This means, instead of copying a large amount of memory from one place to another, it is possible to simply update the page table to point to the respective frame. Updating a byte on one page would cause the update to be seen by all referencing processes.</text:p>
      <text:p text:style-name="P4"/>
      <text:p text:style-name="P4">8.6)</text:p>
      <text:p text:style-name="P4">Have a base register with the same value for both processes and have the same segment number.</text:p>
      <text:p text:style-name="P4"/>
      <text:p text:style-name="P4">8.7)</text:p>
      <text:p text:style-name="P4">a) <text:span text:style-name="T1">Same as b).</text:span></text:p>
      <text:p text:style-name="P5">b) Just use the standard page table. Here the logical addresses are different but get mapped to the same physical add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21:44:24.461462448</meta:creation-date>
    <meta:generator>LibreOffice/4.2.8.2$Linux_X86_64 LibreOffice_project/420m0$Build-2</meta:generator>
    <dc:date>2015-10-02T23:30:35.172888622</dc:date>
    <meta:editing-duration>P0D</meta:editing-duration>
    <meta:editing-cycles>1</meta:editing-cycles>
    <meta:document-statistic meta:table-count="0" meta:image-count="0" meta:object-count="0" meta:page-count="1" meta:paragraph-count="21" meta:word-count="282" meta:character-count="1577" meta:non-whitespace-character-count="1315"/>
  </office:meta>
</office:document-meta>
</file>